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d166a" officeooo:paragraph-rsid="001d166a"/>
    </style:style>
    <style:style style:name="P2" style:family="paragraph" style:parent-style-name="Standard">
      <style:text-properties officeooo:rsid="001d5dd2" officeooo:paragraph-rsid="001d5dd2"/>
    </style:style>
    <style:style style:name="T1" style:family="text">
      <style:text-properties officeooo:rsid="001d5d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ing strategy:</text:p>
      <text:p text:style-name="P1"/>
      <text:p text:style-name="P1">During the design of each instruction, the design for the datapath and control flow was drawn on whiteboard and signals were written out in a table to follow the changes as they ran through the design. <text:s/>Once the code was written and the bugs were worked out, a new assembly file was written to test the instruction's normal cases and then the edge cases. <text:s/>As multiple instructions were written, some basic code was written to test functionality in combinations of instructions. <text:s/>See attached example.</text:p>
      <text:p text:style-name="P1"/>
      <text:p text:style-name="P1">During the running of each unit test, ModelSim had every relevant or new signal placed in its wave window to make certain that there were no abnormalities even if the design output the <text:span text:style-name="T1">correct values to the correct registers. <text:s/>Finally, the state machine's values were displayed and followed step by step to make sure each state occurred when expected and followed the design as built.<text:line-break/></text:span></text:p>
      <text:p text:style-name="P2">By the time the full ISA was implemented, there was no hesitation in running the final code since each unit test had passed, or been debugged unit it passed, and many iterations of the unit tests were done with multiple new instructions within them, proving that the combinations of instructions didn't create any errors either.</text:p>
      <text:p text:style-name="P2"/>
      <text:p text:style-name="P2">The provided test code is a unit test of the JSR and JSRR instructions. <text:s/>This one resembles a single instruction unit test rather than a combinational test since the design and differences between the two instructions were minimal. <text:s/>We load registers with random values that are distinguishable and easily calculatable for the given instructions. <text:s/>Then the code is run with multiple values and multiple different registers until some breaks or the test passes in multiple it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7T13:32:07.057871044</meta:creation-date>
    <meta:print-date>2017-09-17T13:56:10.256345198</meta:print-date>
    <dc:date>2017-09-17T13:56:39.598788482</dc:date>
    <meta:editing-duration>PT8M42S</meta:editing-duration>
    <meta:editing-cycles>1</meta:editing-cycles>
    <meta:document-statistic meta:table-count="0" meta:image-count="0" meta:object-count="0" meta:page-count="1" meta:paragraph-count="5" meta:word-count="282" meta:character-count="1713" meta:non-whitespace-character-count="1428"/>
    <meta:generator>LibreOffice/5.0.6.2$Linux_X86_64 LibreOffice_project/00$Build-2</meta:generator>
  </office:meta>
</office:document-meta>
</file>